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objectwithoutfill">
      <style:graphic-properties draw:stroke="solid" draw:stroke-dash="Dot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52cm"/>
      <style:paragraph-properties style:writing-mode="lr-tb"/>
    </style:style>
    <style:style style:name="gr6" style:family="graphic" style:parent-style-name="standard">
      <style:graphic-properties draw:stroke="none" draw:fill-color="#808080" draw:opacity="50%" draw:textarea-horizontal-align="justify" draw:textarea-vertical-align="middle" draw:auto-grow-height="false" fo:min-height="1.55cm" fo:min-width="11.7cm"/>
    </style:style>
    <style:style style:name="gr7" style:family="graphic" style:parent-style-name="standard">
      <style:graphic-properties draw:stroke="none" svg:stroke-color="#000000" draw:fill="none" draw:fill-color="#ffffff" fo:min-height="0.70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7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10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115cm" fo:min-width="0cm"/>
    </style:style>
    <style:style style:name="gr13" style:family="graphic" style:parent-style-name="standard">
      <style:graphic-properties draw:stroke="none" svg:stroke-color="#000000" draw:fill="none" draw:fill-color="#ffffff" fo:min-height="0.88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873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width="0.053cm" svg:stroke-color="#000000" draw:marker-start="線の終点_20_1" draw:marker-start-width="0.379cm" draw:marker-end="" draw:marker-end-width="0.3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dash" draw:stroke-dash="Double_20_Dot" svg:stroke-width="0.053cm" svg:stroke-color="#000000" draw:marker-start-width="0.279cm" draw:marker-end-width="0.279cm" draw:fill="none" draw:fill-color="#ffffff" draw:textarea-vertical-align="middle" fo:min-height="1.415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="" draw:marker-start-width="0.379cm" draw:marker-end="線の終点_20_1" draw:marker-end-width="0.379cm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-color="#808080" draw:opacity="50%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-33% 58%" fo:font-size="10pt" style:font-size-asian="10pt" style:font-size-complex="10pt"/>
    </style:style>
    <style:style style:name="T4" style:family="text">
      <style:text-properties style:text-position="33% 58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6.6cm" svg:y="0.75cm">
          <draw:text-box>
            <text:p><text:span text:style-name="T1">jw</text:span></text:p>
          </draw:text-box>
        </draw:frame>
        <draw:frame draw:style-name="gr1" draw:text-style-name="P2" draw:layer="layout" svg:width="1cm" svg:height="1.65cm" svg:x="13cm" svg:y="5.8cm">
          <draw:text-box>
            <text:p><text:span text:style-name="T1">σ</text:span></text:p>
          </draw:text-box>
        </draw:frame>
        <draw:line draw:style-name="gr2" draw:text-style-name="P3" draw:layer="layout" svg:x1="7.1cm" svg:y1="1.6cm" svg:x2="7.1cm" svg:y2="10.5cm">
          <text:p/>
        </draw:line>
        <draw:line draw:style-name="gr3" draw:text-style-name="P3" draw:layer="layout" svg:x1="1.6cm" svg:y1="3.5cm" svg:x2="12.5cm" svg:y2="3.5cm">
          <text:p/>
        </draw:line>
        <draw:frame draw:style-name="gr4" draw:text-style-name="P4" draw:layer="layout" svg:width="1.8cm" svg:height="0.7cm" svg:x="5.7cm" svg:y="8.1cm">
          <draw:text-box>
            <text:p><text:span text:style-name="T2">-w</text:span><text:span text:style-name="T3">s</text:span><text:span text:style-name="T2">/2</text:span></text:p>
          </draw:text-box>
        </draw:frame>
        <draw:frame draw:style-name="gr5" draw:text-style-name="P4" draw:layer="layout" svg:width="0.8cm" svg:height="0.602cm" svg:x="6.5cm" svg:y="6.298cm">
          <draw:text-box>
            <text:p><text:span text:style-name="T2">0</text:span></text:p>
          </draw:text-box>
        </draw:frame>
        <draw:line draw:style-name="gr2" draw:text-style-name="P3" draw:layer="layout" svg:x1="1cm" svg:y1="6.3cm" svg:x2="13.3cm" svg:y2="6.3cm">
          <text:p/>
        </draw:line>
        <draw:line draw:style-name="gr3" draw:text-style-name="P3" draw:layer="layout" svg:x1="1.6cm" svg:y1="8.7cm" svg:x2="12.5cm" svg:y2="8.7cm">
          <text:p/>
        </draw:line>
        <draw:frame draw:style-name="gr4" draw:text-style-name="P4" draw:layer="layout" svg:width="1.8cm" svg:height="0.7cm" svg:x="5.8cm" svg:y="3.5cm">
          <draw:text-box>
            <text:p><text:span text:style-name="T2">w</text:span><text:span text:style-name="T3">s</text:span><text:span text:style-name="T2">/2</text:span></text:p>
          </draw:text-box>
        </draw:frame>
        <draw:custom-shape draw:style-name="gr6" draw:text-style-name="P5" draw:layer="layout" svg:width="12.2cm" svg:height="1.8cm" svg:x="1.2cm" svg:y="1.7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6cm" svg:height="0.958cm" svg:x="11cm" svg:y="0.842cm">
          <draw:text-box>
            <text:p><text:span text:style-name="T1">S </text:span><text:span text:style-name="T1">平面</text:span></text:p>
          </draw:text-box>
        </draw:frame>
        <draw:line draw:style-name="gr3" draw:text-style-name="P3" draw:layer="layout" svg:x1="1.6cm" svg:y1="10.501cm" svg:x2="12.5cm" svg:y2="10.501cm">
          <text:p/>
        </draw:line>
        <draw:custom-shape draw:style-name="gr6" draw:text-style-name="P5" draw:layer="layout" svg:width="12.2cm" svg:height="1.8cm" svg:x="1.2cm" svg:y="8.701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37cm" svg:height="1.526cm" svg:x="6.341cm" svg:y="16.3cm">
          <draw:text-box>
            <text:p><text:span text:style-name="T1">Im[Z]</text:span></text:p>
          </draw:text-box>
        </draw:frame>
        <draw:frame draw:style-name="gr9" draw:text-style-name="P1" draw:layer="layout" svg:width="2.333cm" svg:height="1.665cm" svg:x="11.967cm" svg:y="22.173cm">
          <draw:text-box>
            <text:p><text:span text:style-name="T1">Re[Z]</text:span></text:p>
          </draw:text-box>
        </draw:frame>
        <draw:line draw:style-name="gr10" draw:text-style-name="P3" xml:id="id2" draw:id="id2" draw:layer="layout" svg:x1="7.2cm" svg:y1="17.5cm" svg:x2="7.21cm" svg:y2="26.9cm">
          <text:p/>
        </draw:line>
        <draw:line draw:style-name="gr11" draw:text-style-name="P3" draw:layer="layout" svg:x1="1.6cm" svg:y1="22.602cm" svg:x2="12.188cm" svg:y2="22.602cm">
          <text:p/>
        </draw:line>
        <draw:custom-shape draw:style-name="gr12" draw:text-style-name="P6" draw:layer="layout" svg:width="0.395cm" svg:height="0.515cm" svg:x="9.027cm" svg:y="18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" draw:layer="layout" svg:width="4.557cm" svg:height="1.131cm" svg:x="8.943cm" svg:y="20.969cm">
          <draw:text-box>
            <text:p><text:span text:style-name="T1">∠ </text:span><text:span text:style-name="T1">z= w</text:span><text:span text:style-name="T1">・</text:span><text:span text:style-name="T1">τ </text:span></text:p>
          </draw:text-box>
        </draw:frame>
        <draw:frame draw:style-name="gr14" draw:text-style-name="P2" draw:layer="layout" svg:width="1.089cm" svg:height="1.123cm" svg:x="9.411cm" svg:y="17.954cm">
          <draw:text-box>
            <text:p><text:span text:style-name="T1">z</text:span></text:p>
          </draw:text-box>
        </draw:frame>
        <draw:custom-shape draw:style-name="gr12" draw:text-style-name="P6" xml:id="id1" draw:id="id1" draw:layer="layout" svg:width="0.395cm" svg:height="0.515cm" svg:x="9.026cm" svg:y="18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7.131cm" svg:y1="22.602cm" svg:x2="9.106cm" svg:y2="19.164cm">
          <text:p/>
        </draw:line>
        <draw:frame draw:style-name="gr9" draw:text-style-name="P2" draw:layer="layout" svg:width="4cm" svg:height="1.665cm" svg:x="3.1cm" svg:y="19.335cm">
          <draw:text-box>
            <text:p><text:span text:style-name="T1">|z|=e</text:span><text:span text:style-name="T4">στ</text:span></text:p>
          </draw:text-box>
        </draw:frame>
        <draw:line draw:style-name="gr15" draw:text-style-name="P3" draw:layer="layout" svg:x1="5.314cm" svg:y1="20.368cm" svg:x2="6.736cm" svg:y2="20.798cm">
          <text:p/>
        </draw:line>
        <draw:connector draw:style-name="gr3" draw:text-style-name="P3" draw:layer="layout" draw:type="curve" draw:line-skew="-1.104cm" svg:x1="9.083cm" svg:y1="19.175cm" svg:x2="7.21cm" svg:y2="22.2cm" draw:start-shape="id1" draw:start-glue-point="7" draw:end-shape="id2" draw:end-glue-point="1" svg:d="M9083 19175c-3103 0-2167 3025-1873 3025" svg:viewBox="0 0 2237 3026">
          <text:p/>
        </draw:connector>
        <draw:path draw:style-name="gr11" draw:text-style-name="P3" draw:layer="layout" svg:width="0.797cm" svg:height="0.659cm" draw:transform="skewX (-0.063704517697793) rotate (-0.450120414089338) translate (7.76478625798158cm 21.6428660546272cm)" svg:viewBox="0 0 798 660" svg:d="M0 7c214-40 403 102 564 230l116 142 86 158 32 123">
          <text:p/>
        </draw:path>
        <draw:line draw:style-name="gr15" draw:text-style-name="P3" draw:layer="layout" svg:x1="9.106cm" svg:y1="21.743cm" svg:x2="8.237cm" svg:y2="22.259cm">
          <text:p/>
        </draw:line>
        <draw:custom-shape draw:style-name="gr12" draw:text-style-name="P6" draw:layer="layout" svg:width="0.395cm" svg:height="0.515cm" svg:x="9.001cm" svg:y="4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3.715cm" svg:height="1.123cm" svg:x="9.485cm" svg:y="4cm">
          <draw:text-box>
            <text:p><text:span text:style-name="T1">s = σ+jw</text:span></text:p>
          </draw:text-box>
        </draw:frame>
        <draw:line draw:style-name="gr16" draw:text-style-name="P7" draw:layer="layout" svg:x1="9cm" svg:y1="5.7cm" svg:x2="9cm" svg:y2="17.7cm">
          <text:p/>
        </draw:line>
        <draw:frame draw:style-name="gr7" draw:text-style-name="P2" draw:layer="layout" svg:width="2.6cm" svg:height="0.958cm" svg:x="11cm" svg:y="16.142cm">
          <draw:text-box>
            <text:p><text:span text:style-name="T1">Z </text:span><text:span text:style-name="T1">平面</text:span></text:p>
          </draw:text-box>
        </draw:frame>
        <draw:frame draw:style-name="gr5" draw:text-style-name="P4" draw:layer="layout" svg:width="0.8cm" svg:height="0.602cm" svg:x="6.5cm" svg:y="22.798cm">
          <draw:text-box>
            <text:p><text:span text:style-name="T2">0</text:span></text:p>
          </draw:text-box>
        </draw:frame>
        <draw:frame draw:style-name="gr17" draw:text-style-name="P8" draw:layer="layout" svg:width="3.8cm" svg:height="1.717cm" svg:x="9.8cm" svg:y="12.6cm">
          <draw:text-box>
            <text:p text:style-name="P7"><text:span text:style-name="T1">z = e </text:span><text:span text:style-name="T4">s</text:span><text:span text:style-name="T4">・</text:span><text:span text:style-name="T4">τ</text:span></text:p>
          </draw:text-box>
        </draw:frame>
        <draw:line draw:style-name="gr18" draw:text-style-name="P7" draw:layer="layout" svg:x1="9.4cm" svg:y1="5.8cm" svg:x2="9.4cm" svg:y2="17.8cm">
          <text:p/>
        </draw:line>
        <draw:frame draw:style-name="gr17" draw:text-style-name="P8" draw:layer="layout" svg:width="5.4cm" svg:height="1.717cm" svg:x="3.1cm" svg:y="12.7cm">
          <draw:text-box>
            <text:p text:style-name="P7"><text:span text:style-name="T1">s = 1/τ</text:span><text:span text:style-name="T1">・</text:span><text:span text:style-name="T1">ln(z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2-22T12:55:58.138880559</dc:date>
    <meta:editing-duration>PT1H56M49S</meta:editing-duration>
    <meta:editing-cycles>42</meta:editing-cycles>
    <meta:generator>LibreOffice/7.3.7.2$Linux_X86_64 LibreOffice_project/30$Build-2</meta:generator>
    <meta:document-statistic meta:object-count="35"/>
  </office:meta>
</office:document-meta>
</file>